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01a6e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7ed2ed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01a6e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7ed2ed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0.691cm" svg:height="0.213cm" svg:x="10.45cm" svg:y="13.983cm" svg:viewBox="0 0 692 214" draw:points="692,24 496,208 0,214 202,0">
            <text:p/>
          </draw:polygon>
          <draw:polygon draw:style-name="gr1" draw:text-style-name="P1" draw:layer="layout" svg:width="2.105cm" svg:height="0.611cm" svg:x="9.74cm" svg:y="14.292cm" svg:viewBox="0 0 2106 612" draw:points="0,600 1512,612 2106,6 1427,6 1212,403 710,404 704,12 606,0">
            <text:p/>
          </draw:polygon>
          <draw:polygon draw:style-name="gr1" draw:text-style-name="P1" draw:layer="layout" svg:width="3.491cm" svg:height="1.004cm" svg:x="9.047cm" svg:y="14.6cm" svg:viewBox="0 0 3492 1005" draw:points="0,998 2505,1005 3492,6 2812,0 2205,796 699,784 705,294">
            <text:p/>
          </draw:polygon>
          <draw:polygon draw:style-name="gr2" draw:text-style-name="P2" draw:layer="layout" svg:width="0.194cm" svg:height="0.674cm" svg:x="10.953cm" svg:y="14.013cm" svg:viewBox="0 0 195 675" draw:points="0,173 6,675 195,478 189,0">
            <text:p/>
          </draw:polygon>
          <draw:polygon draw:style-name="gr2" draw:text-style-name="P2" draw:layer="layout" svg:width="0.611cm" svg:height="1.091cm" svg:x="11.247cm" svg:y="14.313cm" svg:viewBox="0 0 612 1092" draw:points="0,590 6,1092 612,484 599,0">
            <text:p/>
          </draw:polygon>
          <draw:polygon draw:style-name="gr2" draw:text-style-name="P2" draw:layer="layout" svg:width="1.01cm" svg:height="1.5cm" svg:x="11.54cm" svg:y="14.606cm" svg:viewBox="0 0 1011 1501" draw:points="0,999 6,1501 1011,496 1011,0">
            <text:p/>
          </draw:polygon>
          <draw:line draw:style-name="gr3" draw:text-style-name="P3" draw:layer="layout" svg:x1="9.049cm" svg:y1="16.1cm" svg:x2="11.549cm" svg:y2="16.1cm">
            <text:p/>
          </draw:line>
          <draw:line draw:style-name="gr3" draw:text-style-name="P3" draw:layer="layout" svg:x1="9.049cm" svg:y1="15.599cm" svg:x2="11.549cm" svg:y2="15.599cm">
            <text:p/>
          </draw:line>
          <draw:line draw:style-name="gr3" draw:text-style-name="P3" draw:layer="layout" svg:x1="9.249cm" svg:y1="15.401cm" svg:x2="11.749cm" svg:y2="15.401cm">
            <text:p/>
          </draw:line>
          <draw:line draw:style-name="gr3" draw:text-style-name="P3" draw:layer="layout" svg:x1="9.049cm" svg:y1="15.599cm" svg:x2="9.049cm" svg:y2="16.099cm">
            <text:p/>
          </draw:line>
          <draw:line draw:style-name="gr3" draw:text-style-name="P3" draw:layer="layout" svg:x1="9.549cm" svg:y1="15.599cm" svg:x2="9.549cm" svg:y2="16.099cm">
            <text:p/>
          </draw:line>
          <draw:line draw:style-name="gr3" draw:text-style-name="P3" draw:layer="layout" svg:x1="10.049cm" svg:y1="15.599cm" svg:x2="10.049cm" svg:y2="16.099cm">
            <text:p/>
          </draw:line>
          <draw:line draw:style-name="gr3" draw:text-style-name="P3" draw:layer="layout" svg:x1="10.549cm" svg:y1="15.599cm" svg:x2="10.549cm" svg:y2="16.099cm">
            <text:p/>
          </draw:line>
          <draw:line draw:style-name="gr3" draw:text-style-name="P3" draw:layer="layout" svg:x1="11.049cm" svg:y1="15.599cm" svg:x2="11.049cm" svg:y2="16.099cm">
            <text:p/>
          </draw:line>
          <draw:line draw:style-name="gr3" draw:text-style-name="P3" draw:layer="layout" svg:x1="11.549cm" svg:y1="15.599cm" svg:x2="11.549cm" svg:y2="16.099cm">
            <text:p/>
          </draw:line>
          <draw:line draw:style-name="gr3" draw:text-style-name="P3" draw:layer="layout" svg:x1="9.049cm" svg:y1="15.601cm" svg:x2="10.349cm" svg:y2="14.301cm">
            <text:p/>
          </draw:line>
          <draw:line draw:style-name="gr3" draw:text-style-name="P3" draw:layer="layout" svg:x1="9.549cm" svg:y1="15.6cm" svg:x2="9.745cm" svg:y2="15.398cm">
            <text:p/>
          </draw:line>
          <draw:line draw:style-name="gr3" draw:text-style-name="P3" draw:layer="layout" svg:x1="10.049cm" svg:y1="15.6cm" svg:x2="10.245cm" svg:y2="15.398cm">
            <text:p/>
          </draw:line>
          <draw:line draw:style-name="gr3" draw:text-style-name="P3" draw:layer="layout" svg:x1="10.549cm" svg:y1="15.6cm" svg:x2="10.745cm" svg:y2="15.398cm">
            <text:p/>
          </draw:line>
          <draw:line draw:style-name="gr3" draw:text-style-name="P3" draw:layer="layout" svg:x1="11.549cm" svg:y1="15.602cm" svg:x2="12.549cm" svg:y2="14.602cm">
            <text:p/>
          </draw:line>
          <draw:line draw:style-name="gr3" draw:text-style-name="P3" draw:layer="layout" svg:x1="11.749cm" svg:y1="15.401cm" svg:x2="11.749cm" svg:y2="15.901cm">
            <text:p/>
          </draw:line>
          <draw:line draw:style-name="gr3" draw:text-style-name="P3" draw:layer="layout" svg:x1="9.749cm" svg:y1="14.902cm" svg:x2="9.749cm" svg:y2="15.402cm">
            <text:p/>
          </draw:line>
          <draw:line draw:style-name="gr3" draw:text-style-name="P3" draw:layer="layout" svg:x1="10.249cm" svg:y1="14.902cm" svg:x2="10.249cm" svg:y2="15.402cm">
            <text:p/>
          </draw:line>
          <draw:line draw:style-name="gr3" draw:text-style-name="P3" draw:layer="layout" svg:x1="10.749cm" svg:y1="14.902cm" svg:x2="10.749cm" svg:y2="15.402cm">
            <text:p/>
          </draw:line>
          <draw:line draw:style-name="gr3" draw:text-style-name="P3" draw:layer="layout" svg:x1="11.249cm" svg:y1="14.902cm" svg:x2="11.249cm" svg:y2="15.402cm">
            <text:p/>
          </draw:line>
          <draw:line draw:style-name="gr3" draw:text-style-name="P3" draw:layer="layout" svg:x1="9.749cm" svg:y1="14.902cm" svg:x2="11.249cm" svg:y2="14.902cm">
            <text:p/>
          </draw:line>
          <draw:line draw:style-name="gr3" draw:text-style-name="P3" draw:layer="layout" svg:x1="9.449cm" svg:y1="15.202cm" svg:x2="9.749cm" svg:y2="15.202cm">
            <text:p/>
          </draw:line>
          <draw:line draw:style-name="gr3" draw:text-style-name="P3" draw:layer="layout" svg:x1="9.649cm" svg:y1="15.002cm" svg:x2="9.749cm" svg:y2="15.002cm">
            <text:p/>
          </draw:line>
          <draw:line draw:style-name="gr3" draw:text-style-name="P3" draw:layer="layout" svg:x1="11.549cm" svg:y1="16.101cm" svg:x2="12.549cm" svg:y2="15.101cm">
            <text:p/>
          </draw:line>
          <draw:line draw:style-name="gr3" draw:text-style-name="P3" draw:layer="layout" svg:x1="10.249cm" svg:y1="14.901cm" svg:x2="10.445cm" svg:y2="14.699cm">
            <text:p/>
          </draw:line>
          <draw:line draw:style-name="gr3" draw:text-style-name="P3" draw:layer="layout" svg:x1="10.749cm" svg:y1="14.901cm" svg:x2="11.349cm" svg:y2="14.301cm">
            <text:p/>
          </draw:line>
          <draw:line draw:style-name="gr3" draw:text-style-name="P3" draw:layer="layout" svg:x1="11.249cm" svg:y1="14.901cm" svg:x2="11.849cm" svg:y2="14.301cm">
            <text:p/>
          </draw:line>
          <draw:line draw:style-name="gr3" draw:text-style-name="P3" draw:layer="layout" svg:x1="9.949cm" svg:y1="14.702cm" svg:x2="11.449cm" svg:y2="14.702cm">
            <text:p/>
          </draw:line>
          <draw:line draw:style-name="gr3" draw:text-style-name="P3" draw:layer="layout" svg:x1="11.049cm" svg:y1="15.602cm" svg:x2="12.049cm" svg:y2="14.602cm">
            <text:p/>
          </draw:line>
          <draw:line draw:style-name="gr3" draw:text-style-name="P3" draw:layer="layout" svg:x1="11.449cm" svg:y1="14.702cm" svg:x2="11.449cm" svg:y2="15.202cm">
            <text:p/>
          </draw:line>
          <draw:line draw:style-name="gr3" draw:text-style-name="P3" draw:layer="layout" svg:x1="10.449cm" svg:y1="14.202cm" svg:x2="10.449cm" svg:y2="14.702cm">
            <text:p/>
          </draw:line>
          <draw:line draw:style-name="gr3" draw:text-style-name="P3" draw:layer="layout" svg:x1="10.949cm" svg:y1="14.202cm" svg:x2="10.949cm" svg:y2="14.702cm">
            <text:p/>
          </draw:line>
          <draw:line draw:style-name="gr3" draw:text-style-name="P3" draw:layer="layout" svg:x1="10.449cm" svg:y1="14.202cm" svg:x2="10.949cm" svg:y2="14.202cm">
            <text:p/>
          </draw:line>
          <draw:line draw:style-name="gr3" draw:text-style-name="P3" draw:layer="layout" svg:x1="10.449cm" svg:y1="14.202cm" svg:x2="10.645cm" svg:y2="14cm">
            <text:p/>
          </draw:line>
          <draw:line draw:style-name="gr3" draw:text-style-name="P3" draw:layer="layout" svg:x1="10.949cm" svg:y1="14.202cm" svg:x2="11.145cm" svg:y2="14cm">
            <text:p/>
          </draw:line>
          <draw:line draw:style-name="gr3" draw:text-style-name="P3" draw:layer="layout" svg:x1="10.649cm" svg:y1="14.001cm" svg:x2="11.149cm" svg:y2="14.001cm">
            <text:p/>
          </draw:line>
          <draw:line draw:style-name="gr3" draw:text-style-name="P3" draw:layer="layout" svg:x1="11.149cm" svg:y1="14.001cm" svg:x2="11.149cm" svg:y2="14.501cm">
            <text:p/>
          </draw:line>
          <draw:line draw:style-name="gr3" draw:text-style-name="P3" draw:layer="layout" svg:x1="10.149cm" svg:y1="14.502cm" svg:x2="10.449cm" svg:y2="14.502cm">
            <text:p/>
          </draw:line>
          <draw:line draw:style-name="gr3" draw:text-style-name="P3" draw:layer="layout" svg:x1="10.349cm" svg:y1="14.301cm" svg:x2="10.449cm" svg:y2="14.301cm">
            <text:p/>
          </draw:line>
          <draw:line draw:style-name="gr3" draw:text-style-name="P3" draw:layer="layout" svg:x1="11.149cm" svg:y1="14.502cm" svg:x2="11.649cm" svg:y2="14.502cm">
            <text:p/>
          </draw:line>
          <draw:line draw:style-name="gr3" draw:text-style-name="P3" draw:layer="layout" svg:x1="11.149cm" svg:y1="14.301cm" svg:x2="11.849cm" svg:y2="14.301cm">
            <text:p/>
          </draw:line>
          <draw:line draw:style-name="gr3" draw:text-style-name="P3" draw:layer="layout" svg:x1="11.649cm" svg:y1="14.502cm" svg:x2="11.649cm" svg:y2="15.002cm">
            <text:p/>
          </draw:line>
          <draw:line draw:style-name="gr3" draw:text-style-name="P3" draw:layer="layout" svg:x1="11.849cm" svg:y1="14.301cm" svg:x2="11.849cm" svg:y2="14.801cm">
            <text:p/>
          </draw:line>
          <draw:line draw:style-name="gr3" draw:text-style-name="P3" draw:layer="layout" svg:x1="11.649cm" svg:y1="15.002cm" svg:x2="12.149cm" svg:y2="15.002cm">
            <text:p/>
          </draw:line>
          <draw:line draw:style-name="gr3" draw:text-style-name="P3" draw:layer="layout" svg:x1="11.449cm" svg:y1="15.202cm" svg:x2="11.949cm" svg:y2="15.202cm">
            <text:p/>
          </draw:line>
          <draw:line draw:style-name="gr3" draw:text-style-name="P3" draw:layer="layout" svg:x1="11.849cm" svg:y1="14.8cm" svg:x2="12.349cm" svg:y2="14.8cm">
            <text:p/>
          </draw:line>
          <draw:line draw:style-name="gr3" draw:text-style-name="P3" draw:layer="layout" svg:x1="11.849cm" svg:y1="14.602cm" svg:x2="12.549cm" svg:y2="14.602cm">
            <text:p/>
          </draw:line>
          <draw:line draw:style-name="gr3" draw:text-style-name="P3" draw:layer="layout" svg:x1="11.949cm" svg:y1="15.202cm" svg:x2="11.949cm" svg:y2="15.702cm">
            <text:p/>
          </draw:line>
          <draw:line draw:style-name="gr3" draw:text-style-name="P3" draw:layer="layout" svg:x1="12.149cm" svg:y1="15.002cm" svg:x2="12.149cm" svg:y2="15.502cm">
            <text:p/>
          </draw:line>
          <draw:line draw:style-name="gr3" draw:text-style-name="P3" draw:layer="layout" svg:x1="12.349cm" svg:y1="14.8cm" svg:x2="12.349cm" svg:y2="15.3cm">
            <text:p/>
          </draw:line>
          <draw:line draw:style-name="gr3" draw:text-style-name="P3" draw:layer="layout" svg:x1="12.549cm" svg:y1="14.602cm" svg:x2="12.549cm" svg:y2="15.10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13:35:52.776097671</meta:creation-date>
    <dc:date>2018-05-18T13:36:06.938010009</dc:date>
    <meta:editing-duration>PT14S</meta:editing-duration>
    <meta:editing-cycles>1</meta:editing-cycles>
    <meta:document-statistic meta:object-count="57"/>
    <meta:generator>LibreOffice/6.0.0.3$MacOSX_X86_64 LibreOffice_project/64a0f66915f38c6217de274f0aa8e15618924765</meta:generator>
  </office:meta>
</office:document-meta>
</file>